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0db1"/>
    </style:style>
    <style:style style:name="P2" style:family="paragraph" style:parent-style-name="Standard" style:list-style-name="L4">
      <style:text-properties fo:font-weight="bold" officeooo:rsid="00050db1" officeooo:paragraph-rsid="00050db1" style:font-weight-asian="bold" style:font-weight-complex="bold"/>
    </style:style>
    <style:style style:name="P3" style:family="paragraph" style:parent-style-name="Standard" style:list-style-name="L5">
      <style:text-properties fo:font-weight="bold" officeooo:rsid="00050db1" officeooo:paragraph-rsid="00050db1" style:font-weight-asian="bold" style:font-weight-complex="bold"/>
    </style:style>
    <style:style style:name="P4" style:family="paragraph" style:parent-style-name="Standard" style:list-style-name="L4">
      <style:text-properties fo:font-weight="bold" officeooo:rsid="0006cac4" officeooo:paragraph-rsid="0006cac4" style:font-weight-asian="bold" style:font-weight-complex="bold"/>
    </style:style>
    <style:style style:name="P5" style:family="paragraph" style:parent-style-name="Title">
      <style:text-properties officeooo:rsid="00050db1" officeooo:paragraph-rsid="00050db1"/>
    </style:style>
    <style:style style:name="T1" style:family="text">
      <style:text-properties officeooo:rsid="00050db1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UI</text:p>
      <text:h text:style-name="P1" text:outline-level="1"><text:span text:style-name="T1">BasicSite</text:span></text:h>
      <text:p text:style-name="Standard">Contains the core files that Django like settings, accessible urls.</text:p>
      <text:h text:style-name="P1" text:outline-level="1"><text:span text:style-name="T1">Main</text:span></text:h>
      <text:p text:style-name="Standard">This is the power house where we keep all our templates, functionality</text:p>
      <text:list xml:id="list3990833904" text:style-name="L5">
        <text:list-item>
          <text:p text:style-name="P3">urls.py –<text:span text:style-name="T2"> contains the url patterns with their associated function to call, for example if you typed into the url bar of Chrome: “</text:span><text:a xlink:type="simple" xlink:href="http://127.0.0.1:8000/lookup/" text:style-name="Internet_20_link" text:visited-style-name="Visited_20_Internet_20_Link"><text:span text:style-name="T2">http://127.0.0.1:8000/lookup/</text:span></text:a><text:span text:style-name="T2">”, Django will search for the url pattern “lookup/” and Django will call the respective function in views with an input called request.</text:span></text:p>
        </text:list-item>
      </text:list>
      <text:p text:style-name="Standard"/>
      <text:list xml:id="list2545913667" text:style-name="L4">
        <text:list-item>
          <text:p text:style-name="P2">Views.py –<text:span text:style-name="T2"> contains all functions that are responsible for processing data or rendering html templates with context. The render function takes request, the template address relative to the static_url and context. Context is a dictionary that contains data that you want your selected html template to use.</text:span></text:p>
        </text:list-item>
        <text:list-item>
          <text:p text:style-name="P4">Models.py –<text:span text:style-name="T2"> contains database templates</text:span></text:p>
        </text:list-item>
        <text:list-item>
          <text:p text:style-name="P4">Forms.py<text:span text:style-name="T2"> – contain forms that are filled in and submitted to their corresponding database.</text:span></text:p>
        </text:list-item>
        <text:list-item>
          <text:p text:style-name="P4"><text:span text:style-name="T2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7T12:34:59.830381089</meta:creation-date>
    <dc:date>2020-04-07T12:51:42.676832496</dc:date>
    <meta:editing-duration>PT2M32S</meta:editing-duration>
    <meta:editing-cycles>1</meta:editing-cycles>
    <meta:document-statistic meta:table-count="0" meta:image-count="0" meta:object-count="0" meta:page-count="1" meta:paragraph-count="10" meta:word-count="138" meta:character-count="886" meta:non-whitespace-character-count="758"/>
    <meta:generator>LibreOffice/6.4.2.2$Linux_X86_64 LibreOffice_project/470efa65018866d4eccd0320fc85de07297c8d71</meta:generator>
  </office:meta>
</office:document-meta>
</file>